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862cm" fo:min-width="8.3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add58a" draw:textarea-horizontal-align="justify" draw:textarea-vertical-align="middle" draw:auto-grow-height="false" fo:min-height="0.47cm" fo:min-width="0.22cm"/>
    </style:style>
    <style:style style:name="gr7" style:family="graphic" style:parent-style-name="objectwithoutfill">
      <style:graphic-properties draw:marker-end="Arrow" draw:marker-end-width="0.3cm" draw:fill="none" draw:fill-color="#add58a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dd58a"/>
      <style:paragraph-properties fo:text-align="center"/>
    </style:style>
    <style:style style:name="P6" style:family="paragraph">
      <loext:graphic-properties draw:fill="none" draw:fill-color="#add58a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-1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/>
            <text:p/>
            <text:p/>
          </draw:text-box>
        </draw:frame>
        <draw:custom-shape draw:style-name="gr1" draw:text-style-name="P2" draw:layer="layout" svg:width="1.016cm" svg:height="1.016cm" svg:x="5.08cm" svg:y="5.08cm">
          <text:p text:style-name="P2">x<text:span text:style-name="T1">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8.89cm" svg:height="7.112cm" svg:x="3.048cm" svg:y="3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.016cm" svg:height="1.016cm" svg:x="4.826cm" svg:y="3.302cm">
          <text:p text:style-name="P2">x<text:span text:style-name="T2">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016cm" svg:height="1.016cm" svg:x="7.727cm" svg:y="3.303cm">
          <text:p text:style-name="P2">x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.016cm" svg:height="1.016cm" svg:x="10.528cm" svg:y="3.304cm">
          <text:p text:style-name="P2">x<text:span text:style-name="T2">t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842cm" svg:y1="3.81cm" svg:x2="7.727cm" svg:y2="3.811cm" draw:start-shape="id1" draw:start-glue-point="10" draw:end-shape="id2" draw:end-glue-point="6" svg:d="M5842 3810l1885 1" svg:viewBox="0 0 1886 2">
          <text:p/>
        </draw:connector>
        <draw:connector draw:style-name="gr5" draw:text-style-name="P4" draw:layer="layout" draw:type="line" svg:x1="8.743cm" svg:y1="3.811cm" svg:x2="10.528cm" svg:y2="3.812cm" draw:start-shape="id2" draw:start-glue-point="10" draw:end-shape="id3" draw:end-glue-point="6" svg:d="M8743 3811l1785 1" svg:viewBox="0 0 1786 2">
          <text:p/>
        </draw:connector>
        <draw:custom-shape draw:style-name="gr6" draw:text-style-name="P5" xml:id="id4" draw:id="id4" draw:layer="layout" svg:width="1.016cm" svg:height="1.016cm" svg:x="3.427cm" svg:y="5.103cm">
          <text:p text:style-name="P2">u<text:span text:style-name="T2">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1.016cm" svg:height="1.016cm" svg:x="6.328cm" svg:y="5.104cm">
          <text:p text:style-name="P2">u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6" draw:id="id6" draw:layer="layout" svg:width="1.016cm" svg:height="1.016cm" svg:x="9.129cm" svg:y="5.105cm">
          <text:p text:style-name="P2">u<text:span text:style-name="T2">t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4.443cm" svg:y1="5.611cm" svg:x2="6.328cm" svg:y2="5.612cm" draw:start-shape="id4" draw:start-glue-point="10" draw:end-shape="id5" draw:end-glue-point="6" svg:d="M4443 5611l1885 1" svg:viewBox="0 0 1886 2">
          <text:p/>
        </draw:connector>
        <draw:connector draw:style-name="gr7" draw:text-style-name="P6" draw:layer="layout" draw:type="line" svg:x1="7.344cm" svg:y1="5.612cm" svg:x2="9.129cm" svg:y2="5.613cm" draw:start-shape="id5" draw:start-glue-point="10" draw:end-shape="id6" draw:end-glue-point="6" svg:d="M7344 5612l1785 1" svg:viewBox="0 0 1786 2">
          <text:p/>
        </draw:connector>
        <draw:custom-shape draw:style-name="gr6" draw:text-style-name="P5" xml:id="id7" draw:id="id7" draw:layer="layout" svg:width="1.016cm" svg:height="1.016cm" svg:x="4.827cm" svg:y="6.903cm">
          <text:p text:style-name="P2">z<text:span text:style-name="T2">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8" draw:id="id8" draw:layer="layout" svg:width="1.016cm" svg:height="1.016cm" svg:x="7.728cm" svg:y="6.904cm">
          <text:p text:style-name="P2">z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9" draw:id="id9" draw:layer="layout" svg:width="1.016cm" svg:height="1.016cm" svg:x="10.529cm" svg:y="6.905cm">
          <text:p text:style-name="P2">z<text:span text:style-name="T2">t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5.843cm" svg:y1="7.411cm" svg:x2="7.728cm" svg:y2="7.412cm" draw:start-shape="id7" draw:start-glue-point="10" draw:end-shape="id8" draw:end-glue-point="6" svg:d="M5843 7411l1885 1" svg:viewBox="0 0 1886 2">
          <text:p/>
        </draw:connector>
        <draw:connector draw:style-name="gr7" draw:text-style-name="P6" draw:layer="layout" draw:type="line" svg:x1="8.744cm" svg:y1="7.412cm" svg:x2="10.529cm" svg:y2="7.413cm" draw:start-shape="id8" draw:start-glue-point="10" draw:end-shape="id9" draw:end-glue-point="6" svg:d="M8744 7412l1785 1" svg:viewBox="0 0 1786 2">
          <text:p/>
        </draw:connector>
        <draw:custom-shape draw:style-name="gr6" draw:text-style-name="P5" xml:id="id10" draw:id="id10" draw:layer="layout" svg:width="1.016cm" svg:height="1.016cm" svg:x="6.128cm" svg:y="8.904cm">
          <text:p text:style-name="P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295cm" svg:y1="5.251cm" svg:x2="4.974cm" svg:y2="4.17cm" draw:start-shape="id4" draw:start-glue-point="11" draw:end-shape="id1" draw:end-glue-point="7" svg:d="M4295 5251l679-1081" svg:viewBox="0 0 680 1082">
          <text:p/>
        </draw:connector>
        <draw:connector draw:style-name="gr5" draw:text-style-name="P4" draw:layer="layout" draw:type="line" svg:x1="7.196cm" svg:y1="5.252cm" svg:x2="7.875cm" svg:y2="4.171cm" draw:start-shape="id5" draw:start-glue-point="11" draw:end-shape="id2" draw:end-glue-point="7" svg:d="M7196 5252l679-1081" svg:viewBox="0 0 680 1082">
          <text:p/>
        </draw:connector>
        <draw:connector draw:style-name="gr5" draw:text-style-name="P4" draw:layer="layout" draw:type="line" svg:x1="9.997cm" svg:y1="5.253cm" svg:x2="10.676cm" svg:y2="4.172cm" draw:start-shape="id6" draw:start-glue-point="11" draw:end-shape="id3" draw:end-glue-point="7" svg:d="M9997 5253l679-1081" svg:viewBox="0 0 680 1082">
          <text:p/>
        </draw:connector>
        <draw:connector draw:style-name="gr5" draw:text-style-name="P4" draw:layer="layout" draw:type="line" svg:x1="5.334cm" svg:y1="4.318cm" svg:x2="5.335cm" svg:y2="6.903cm" draw:start-shape="id1" draw:start-glue-point="8" draw:end-shape="id7" draw:end-glue-point="4" svg:d="M5334 4318l1 2585" svg:viewBox="0 0 2 2586">
          <text:p/>
        </draw:connector>
        <draw:connector draw:style-name="gr5" draw:text-style-name="P4" draw:layer="layout" draw:type="line" svg:x1="8.235cm" svg:y1="4.319cm" svg:x2="8.236cm" svg:y2="6.904cm" draw:start-shape="id2" draw:start-glue-point="8" draw:end-shape="id8" svg:d="M8235 4319l1 2585" svg:viewBox="0 0 2 2586">
          <text:p/>
        </draw:connector>
        <draw:connector draw:style-name="gr5" draw:text-style-name="P4" draw:layer="layout" draw:type="line" svg:x1="11.036cm" svg:y1="4.32cm" svg:x2="11.037cm" svg:y2="6.905cm" draw:start-shape="id3" draw:start-glue-point="8" draw:end-shape="id9" draw:end-glue-point="4" svg:d="M11036 4320l1 2585" svg:viewBox="0 0 2 2586">
          <text:p/>
        </draw:connector>
        <draw:connector draw:style-name="gr5" draw:text-style-name="P4" draw:layer="layout" draw:type="line" svg:x1="6.276cm" svg:y1="9.052cm" svg:x2="5.335cm" svg:y2="7.919cm" draw:start-shape="id10" draw:start-glue-point="5" draw:end-shape="id7" draw:end-glue-point="8" svg:d="M6276 9052l-941-1133" svg:viewBox="0 0 942 1134">
          <text:p/>
        </draw:connector>
        <draw:connector draw:style-name="gr5" draw:text-style-name="P4" draw:layer="layout" draw:type="line" svg:x1="6.996cm" svg:y1="9.052cm" svg:x2="10.677cm" svg:y2="7.773cm" draw:start-shape="id10" draw:start-glue-point="11" draw:end-shape="id9" draw:end-glue-point="7" svg:d="M6996 9052l3681-1279" svg:viewBox="0 0 3682 1280">
          <text:p/>
        </draw:connector>
        <draw:connector draw:style-name="gr5" draw:text-style-name="P4" draw:layer="layout" draw:type="line" svg:x1="6.636cm" svg:y1="8.904cm" svg:x2="7.876cm" svg:y2="7.772cm" draw:start-shape="id10" draw:start-glue-point="4" draw:end-shape="id8" draw:end-glue-point="7" svg:d="M6636 8904l1240-1132" svg:viewBox="0 0 1241 1133">
          <text:p/>
        </draw:connecto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Symmetric_20_Arrow" draw:fill="none" draw:fill-gradient-name="Gradient_20_2" draw:fill-hatch-name="Hatching_20_1" draw:fill-image-name="Bitmap_20_1" draw:shadow-offset-x="0.203cm" draw:shadow-offset-y="0.203cm" draw:start-line-spacing-horizontal="1.88cm" draw:end-line-spacing-horizontal="1.219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6T16:19:03.161987756</meta:creation-date>
    <dc:date>2020-07-26T16:46:38.889736917</dc:date>
    <meta:editing-duration>PT3M36S</meta:editing-duration>
    <meta:editing-cycles>1</meta:editing-cycles>
    <meta:document-statistic meta:object-count="54"/>
    <meta:generator>LibreOffice/6.0.7.3$Linux_X86_64 LibreOffice_project/00m0$Build-3</meta:generator>
  </office:meta>
</office:document-meta>
</file>